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f4f52" officeooo:paragraph-rsid="000f4f52" style:font-size-asian="12.25pt" style:font-size-complex="14pt"/>
    </style:style>
    <style:style style:name="P2" style:family="paragraph" style:parent-style-name="Standard">
      <style:text-properties fo:font-size="14pt" officeooo:rsid="000ff503" officeooo:paragraph-rsid="000ff503" style:font-size-asian="12.25pt" style:font-size-complex="14pt"/>
    </style:style>
    <style:style style:name="P3" style:family="paragraph" style:parent-style-name="Standard">
      <style:text-properties fo:font-size="14pt" officeooo:rsid="00105336" officeooo:paragraph-rsid="00105336" style:font-size-asian="12.25pt" style:font-size-complex="14pt"/>
    </style:style>
    <style:style style:name="P4" style:family="paragraph" style:parent-style-name="Standard">
      <style:text-properties fo:font-size="14pt" officeooo:rsid="0010c02f" officeooo:paragraph-rsid="0010c02f" style:font-size-asian="12.25pt" style:font-size-complex="14pt"/>
    </style:style>
    <style:style style:name="P5" style:family="paragraph" style:parent-style-name="Standard">
      <style:text-properties fo:font-size="14pt" officeooo:rsid="00112949" officeooo:paragraph-rsid="00112949" style:font-size-asian="12.25pt" style:font-size-complex="14pt"/>
    </style:style>
    <style:style style:name="P6" style:family="paragraph" style:parent-style-name="Standard">
      <style:text-properties fo:font-size="14pt" officeooo:rsid="00128444" officeooo:paragraph-rsid="00128444" style:font-size-asian="12.25pt" style:font-size-complex="14pt"/>
    </style:style>
    <style:style style:name="P7" style:family="paragraph" style:parent-style-name="Standard">
      <style:text-properties fo:font-size="14pt" officeooo:rsid="0012f88b" officeooo:paragraph-rsid="0012f88b" style:font-size-asian="12.25pt" style:font-size-complex="14pt"/>
    </style:style>
    <style:style style:name="P8" style:family="paragraph" style:parent-style-name="Standard">
      <style:text-properties fo:font-size="14pt" officeooo:rsid="0014d9db" officeooo:paragraph-rsid="0014d9db" style:font-size-asian="12.25pt" style:font-size-complex="14pt"/>
    </style:style>
    <style:style style:name="P9" style:family="paragraph" style:parent-style-name="Standard">
      <style:text-properties fo:font-size="14pt" officeooo:rsid="0015bd9b" officeooo:paragraph-rsid="0015bd9b" style:font-size-asian="12.25pt" style:font-size-complex="14pt"/>
    </style:style>
    <style:style style:name="P10" style:family="paragraph" style:parent-style-name="Standard">
      <style:text-properties fo:font-size="14pt" officeooo:rsid="001709a6" officeooo:paragraph-rsid="001709a6" style:font-size-asian="12.25pt" style:font-size-complex="14pt"/>
    </style:style>
    <style:style style:name="T1" style:family="text">
      <style:text-properties officeooo:rsid="0012f8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#include&lt;iostream&gt;</text:p>
      <text:p text:style-name="P1">using namespace std;</text:p>
      <text:p text:style-name="P1"/>
      <text:p text:style-name="P1">int main()</text:p>
      <text:p text:style-name="P1">{</text:p>
      <text:p text:style-name="P1"><text:s text:c="4"/>int num;</text:p>
      <text:p text:style-name="P1"><text:s text:c="4"/>cout&lt;&lt;"Enter a two digit number : ";</text:p>
      <text:p text:style-name="P1"><text:s text:c="4"/>cin&gt;&gt;num;</text:p>
      <text:p text:style-name="P1"><text:s text:c="4"/>try</text:p>
      <text:p text:style-name="P1"><text:s text:c="4"/>{</text:p>
      <text:p text:style-name="P1"><text:s text:c="8"/>if(num==0)</text:p>
      <text:p text:style-name="P1"><text:s text:c="12"/>throw num;</text:p>
      <text:p text:style-name="P1"><text:s text:c="8"/>if(num&lt;10||num&gt;99)</text:p>
      <text:p text:style-name="P1"><text:s text:c="12"/>throw "Number out of range error" ; <text:s text:c="2"/></text:p>
      <text:p text:style-name="P1"><text:s text:c="8"/>cout&lt;&lt;"The number entetered is "&lt;&lt;num&lt;&lt;endl;</text:p>
      <text:p text:style-name="P1"><text:s text:c="4"/>}</text:p>
      <text:p text:style-name="P1"><text:s text:c="4"/>catch(const char *war)</text:p>
      <text:p text:style-name="P1"><text:s text:c="4"/>{</text:p>
      <text:p text:style-name="P1"><text:s text:c="8"/>cout&lt;&lt;war&lt;&lt;endl;</text:p>
      <text:p text:style-name="P1"><text:s text:c="4"/>}</text:p>
      <text:p text:style-name="P1"><text:s text:c="4"/>catch(int x)</text:p>
      <text:p text:style-name="P1"><text:s text:c="4"/>{</text:p>
      <text:p text:style-name="P1"><text:s text:c="8"/>cout&lt;&lt;"Zero entered"&lt;&lt;endl;</text:p>
      <text:p text:style-name="P1"><text:s text:c="4"/>}</text:p>
      <text:p text:style-name="P1"><text:s text:c="4"/>return 0; <text:s text:c="3"/></text:p>
      <text:p text:style-name="P1">}</text:p>
      <text:p text:style-name="P1"/>
      <text:p text:style-name="P2">2)#include&lt;iostream&gt;</text:p>
      <text:p text:style-name="P2">using namespace std;</text:p>
      <text:p text:style-name="P2"/>
      <text:p text:style-name="P2">int main()</text:p>
      <text:p text:style-name="P2">{</text:p>
      <text:p text:style-name="P2"><text:s text:c="4"/>int num;</text:p>
      <text:p text:style-name="P2"><text:s text:c="4"/>cout&lt;&lt;"Pick a number from 1 to 9 : ";</text:p>
      <text:p text:style-name="P2"><text:s text:c="4"/>cin&gt;&gt;num;</text:p>
      <text:p text:style-name="P2"><text:s text:c="4"/>try</text:p>
      <text:p text:style-name="P2"><text:s text:c="4"/>{</text:p>
      <text:p text:style-name="P2"><text:s text:c="8"/>if(num&lt;0||num&gt;9)</text:p>
      <text:p text:style-name="P2"><text:s text:c="12"/>throw "Out of range number entered";</text:p>
      <text:p text:style-name="P2"><text:s text:c="8"/>if(num==5)</text:p>
      <text:p text:style-name="P2"><text:s text:c="12"/>throw"Winner";</text:p>
      <text:p text:style-name="P2"><text:s text:c="4"/>}</text:p>
      <text:p text:style-name="P2"><text:s text:c="4"/>catch(const char *msg)</text:p>
      <text:p text:style-name="P2"><text:s text:c="4"/>{</text:p>
      <text:p text:style-name="P2"><text:s text:c="8"/>cout&lt;&lt;msg&lt;&lt;endl;</text:p>
      <text:p text:style-name="P2"><text:soft-page-break/><text:s text:c="4"/>}</text:p>
      <text:p text:style-name="P2"><text:s text:c="4"/>return 0; <text:s text:c="3"/></text:p>
      <text:p text:style-name="P2">}</text:p>
      <text:p text:style-name="P2"/>
      <text:p text:style-name="P3">3)#include&lt;iostream&gt;</text:p>
      <text:p text:style-name="P3">using namespace std;</text:p>
      <text:p text:style-name="P3"/>
      <text:p text:style-name="P3">int main()</text:p>
      <text:p text:style-name="P3">{</text:p>
      <text:p text:style-name="P3"><text:s text:c="4"/>int num,den,ans;</text:p>
      <text:p text:style-name="P3"><text:s text:c="4"/>cout&lt;&lt;"Enter numerator and denominator : ";</text:p>
      <text:p text:style-name="P3"><text:s text:c="4"/>cin&gt;&gt;num&gt;&gt;den;</text:p>
      <text:p text:style-name="P3"><text:s text:c="4"/>try</text:p>
      <text:p text:style-name="P3"><text:s text:c="4"/>{</text:p>
      <text:p text:style-name="P3"><text:s text:c="8"/>if(den==0)</text:p>
      <text:p text:style-name="P3"><text:s text:c="12"/>throw"Denominator can't be zero";</text:p>
      <text:p text:style-name="P3"><text:s text:c="8"/>ans=num/den;</text:p>
      <text:p text:style-name="P3"><text:s text:c="8"/>cout&lt;&lt;"The result is "&lt;&lt;ans&lt;&lt;endl;</text:p>
      <text:p text:style-name="P3"><text:s text:c="4"/>}</text:p>
      <text:p text:style-name="P3"><text:s text:c="4"/>catch(const char *str)</text:p>
      <text:p text:style-name="P3"><text:s text:c="4"/>{</text:p>
      <text:p text:style-name="P3"><text:s text:c="8"/>cout&lt;&lt;str&lt;&lt;endl;</text:p>
      <text:p text:style-name="P3"><text:s text:c="4"/>}</text:p>
      <text:p text:style-name="P3"><text:s text:c="4"/>return 0; <text:s text:c="3"/></text:p>
      <text:p text:style-name="P3">}</text:p>
      <text:p text:style-name="P3"/>
      <text:p text:style-name="P4">4)#include&lt;iostream&gt;</text:p>
      <text:p text:style-name="P4">#include&lt;cstring&gt;</text:p>
      <text:p text:style-name="P4">using namespace std;</text:p>
      <text:p text:style-name="P4"/>
      <text:p text:style-name="P4">int main()</text:p>
      <text:p text:style-name="P4">{</text:p>
      <text:p text:style-name="P4"><text:s text:c="4"/>char email[50];</text:p>
      <text:p text:style-name="P4"><text:s text:c="4"/>cout&lt;&lt;"Enter the email adress : ";</text:p>
      <text:p text:style-name="P4"><text:s text:c="4"/>fgets(email,50,stdin);</text:p>
      <text:p text:style-name="P4"><text:s text:c="4"/>int i,len,flag=1;</text:p>
      <text:p text:style-name="P4"><text:s text:c="4"/>len=strlen(email);</text:p>
      <text:p text:style-name="P4"><text:s text:c="4"/>for(i=0;i&lt;len;i++)</text:p>
      <text:p text:style-name="P4"><text:s text:c="4"/>{</text:p>
      <text:p text:style-name="P4"><text:s text:c="8"/>if(email[i]=='@')</text:p>
      <text:p text:style-name="P4"><text:s text:c="12"/>flag=0;</text:p>
      <text:p text:style-name="P4"><text:s text:c="4"/>}</text:p>
      <text:p text:style-name="P4"><text:s text:c="4"/>try</text:p>
      <text:p text:style-name="P4"><text:s text:c="4"/>{</text:p>
      <text:p text:style-name="P4"><text:s text:c="8"/>if(flag)</text:p>
      <text:p text:style-name="P4"><text:soft-page-break/><text:s text:c="12"/>throw"Invalid email as no @ symbol";</text:p>
      <text:p text:style-name="P4"><text:s text:c="8"/>cout&lt;&lt;"Email succesfully registered"&lt;&lt;endl;</text:p>
      <text:p text:style-name="P4"><text:s text:c="8"/>cout&lt;&lt;email;</text:p>
      <text:p text:style-name="P4"><text:s text:c="4"/>}</text:p>
      <text:p text:style-name="P4"><text:s text:c="4"/>catch(const char *str)</text:p>
      <text:p text:style-name="P4"><text:s text:c="4"/>{</text:p>
      <text:p text:style-name="P4"><text:s text:c="8"/>cout&lt;&lt;str&lt;&lt;endl;</text:p>
      <text:p text:style-name="P4"><text:s text:c="4"/>}</text:p>
      <text:p text:style-name="P4"><text:s text:c="4"/>return 0; <text:s text:c="3"/></text:p>
      <text:p text:style-name="P4">}</text:p>
      <text:p text:style-name="P4"/>
      <text:p text:style-name="P5">5)#include&lt;iostream&gt;</text:p>
      <text:p text:style-name="P5">#include&lt;cstring&gt;</text:p>
      <text:p text:style-name="P5">using namespace std;</text:p>
      <text:p text:style-name="P5"/>
      <text:p text:style-name="P5">int main()</text:p>
      <text:p text:style-name="P5">{</text:p>
      <text:p text:style-name="P5"><text:s text:c="4"/>char mno[1<text:span text:style-name="T1">1</text:span>];</text:p>
      <text:p text:style-name="P5"><text:s text:c="4"/>cout&lt;&lt;"Enter mobile number : ";</text:p>
      <text:p text:style-name="P5"><text:s text:c="4"/>fgets(mno,1<text:span text:style-name="T1">1</text:span>,stdin);</text:p>
      <text:p text:style-name="P5"><text:s text:c="4"/>int len;</text:p>
      <text:p text:style-name="P5"><text:s text:c="4"/>len=strlen(mno);</text:p>
      <text:p text:style-name="P5"><text:s text:c="4"/>try</text:p>
      <text:p text:style-name="P5"><text:s text:c="4"/>{</text:p>
      <text:p text:style-name="P5"><text:s text:c="8"/>if(len&lt;<text:span text:style-name="T1">10</text:span>)</text:p>
      <text:p text:style-name="P5"><text:s text:c="12"/>throw"Invalid mobile number";</text:p>
      <text:p text:style-name="P5"><text:s text:c="8"/>cout&lt;&lt;"Mobile succesfully registered"&lt;&lt;endl;</text:p>
      <text:p text:style-name="P5"><text:s text:c="8"/>cout&lt;&lt;mno&lt;&lt;endl;</text:p>
      <text:p text:style-name="P5"><text:s text:c="4"/>}</text:p>
      <text:p text:style-name="P5"><text:s text:c="4"/>catch(const char *str)</text:p>
      <text:p text:style-name="P5"><text:s text:c="4"/>{</text:p>
      <text:p text:style-name="P5"><text:s text:c="8"/>cout&lt;&lt;str&lt;&lt;endl;</text:p>
      <text:p text:style-name="P5"><text:s text:c="4"/>}</text:p>
      <text:p text:style-name="P5"><text:s text:c="4"/>return 0; <text:s text:c="3"/></text:p>
      <text:p text:style-name="P5">}</text:p>
      <text:p text:style-name="P5"/>
      <text:p text:style-name="P6">6)#include&lt;iostream&gt;</text:p>
      <text:p text:style-name="P6">#include&lt;cstring&gt;</text:p>
      <text:p text:style-name="P6">using namespace std;</text:p>
      <text:p text:style-name="P6"/>
      <text:p text:style-name="P6">int main()</text:p>
      <text:p text:style-name="P6">{</text:p>
      <text:p text:style-name="P6"><text:s text:c="4"/>char pin[7];</text:p>
      <text:p text:style-name="P6"><text:s text:c="4"/>cout&lt;&lt;"Enter pin code : ";</text:p>
      <text:p text:style-name="P6"><text:s text:c="4"/>fgets(pin,7,stdin);</text:p>
      <text:p text:style-name="P6"><text:soft-page-break/><text:s text:c="4"/>int len;</text:p>
      <text:p text:style-name="P6"><text:s text:c="4"/>len=strlen(pin);</text:p>
      <text:p text:style-name="P6"><text:s text:c="4"/>try</text:p>
      <text:p text:style-name="P6"><text:s text:c="4"/>{</text:p>
      <text:p text:style-name="P6"><text:s text:c="8"/>if(len&lt;6)</text:p>
      <text:p text:style-name="P6"><text:s text:c="12"/>throw"Invalid Pin Code";</text:p>
      <text:p text:style-name="P6"><text:s text:c="8"/>cout&lt;&lt;pin&lt;&lt;endl;</text:p>
      <text:p text:style-name="P6"><text:s text:c="4"/>}</text:p>
      <text:p text:style-name="P6"><text:s text:c="4"/>catch(const char *str)</text:p>
      <text:p text:style-name="P6"><text:s text:c="4"/>{</text:p>
      <text:p text:style-name="P6"><text:s text:c="8"/>cout&lt;&lt;str&lt;&lt;endl;</text:p>
      <text:p text:style-name="P6"><text:s text:c="4"/>}</text:p>
      <text:p text:style-name="P6"><text:s text:c="4"/>return 0; <text:s text:c="3"/></text:p>
      <text:p text:style-name="P6">}</text:p>
      <text:p text:style-name="P6"/>
      <text:p text:style-name="P7">7)#include&lt;iostream&gt;</text:p>
      <text:p text:style-name="P7">#include&lt;cstring&gt;</text:p>
      <text:p text:style-name="P7">using namespace std;</text:p>
      <text:p text:style-name="P7"/>
      <text:p text:style-name="P7">int main()</text:p>
      <text:p text:style-name="P7">{</text:p>
      <text:p text:style-name="P7"><text:s text:c="4"/>char username[20];</text:p>
      <text:p text:style-name="P7"><text:s text:c="4"/>cout&lt;&lt;"Enter the username : ";</text:p>
      <text:p text:style-name="P7"><text:s text:c="4"/>fgets(username,20,stdin);</text:p>
      <text:p text:style-name="P7"><text:s text:c="4"/>int i,len,flag=0;</text:p>
      <text:p text:style-name="P7"><text:s text:c="4"/>char c;</text:p>
      <text:p text:style-name="P7"><text:s text:c="4"/>len=strlen(username);</text:p>
      <text:p text:style-name="P7"><text:s text:c="4"/>try</text:p>
      <text:p text:style-name="P7"><text:s text:c="4"/>{</text:p>
      <text:p text:style-name="P7"><text:s text:c="8"/>if(len&gt;6)</text:p>
      <text:p text:style-name="P7"><text:s text:c="8"/>{</text:p>
      <text:p text:style-name="P7"><text:s text:c="12"/>for(i=0;i&lt;len-1;i++)</text:p>
      <text:p text:style-name="P7"><text:s text:c="12"/>{</text:p>
      <text:p text:style-name="P7"><text:s text:c="16"/>c=username[i];</text:p>
      <text:p text:style-name="P7"><text:s text:c="16"/>if(c&gt;='a' &amp;&amp; c&lt;='z' || c&gt;='A' &amp;&amp; c&lt;='Z')</text:p>
      <text:p text:style-name="P7"><text:s text:c="20"/>continue;</text:p>
      <text:p text:style-name="P7"><text:s text:c="16"/>else</text:p>
      <text:p text:style-name="P7"><text:s text:c="20"/>flag=1;</text:p>
      <text:p text:style-name="P7"><text:s text:c="16"/>if(flag)</text:p>
      <text:p text:style-name="P7"><text:s text:c="20"/>break;</text:p>
      <text:p text:style-name="P7"><text:s text:c="12"/>}</text:p>
      <text:p text:style-name="P7"><text:s text:c="8"/>}</text:p>
      <text:p text:style-name="P7"><text:s text:c="8"/>if(flag)</text:p>
      <text:p text:style-name="P7"><text:s text:c="8"/>{</text:p>
      <text:p text:style-name="P7"><text:soft-page-break/><text:s text:c="12"/>throw"Username less than 6 characters or should not contain digits and special symbols";</text:p>
      <text:p text:style-name="P7"><text:s text:c="8"/>}</text:p>
      <text:p text:style-name="P7"><text:s text:c="8"/>cout&lt;&lt;"Username succesfully registered"&lt;&lt;endl;</text:p>
      <text:p text:style-name="P7"><text:s text:c="8"/>cout&lt;&lt;username; <text:s text:c="6"/></text:p>
      <text:p text:style-name="P7"><text:s text:c="4"/>}</text:p>
      <text:p text:style-name="P7"><text:s text:c="4"/>catch(const char *str)</text:p>
      <text:p text:style-name="P7"><text:s text:c="4"/>{</text:p>
      <text:p text:style-name="P7"><text:s text:c="8"/>cout&lt;&lt;str&lt;&lt;endl;</text:p>
      <text:p text:style-name="P7"><text:s text:c="4"/>}</text:p>
      <text:p text:style-name="P7"><text:s text:c="4"/>return 0; <text:s text:c="3"/></text:p>
      <text:p text:style-name="P7">}</text:p>
      <text:p text:style-name="P7"/>
      <text:p text:style-name="P8">8)#include&lt;iostream&gt;</text:p>
      <text:p text:style-name="P8">#include&lt;cstring&gt;</text:p>
      <text:p text:style-name="P8">using namespace std;</text:p>
      <text:p text:style-name="P8"/>
      <text:p text:style-name="P8">int main()</text:p>
      <text:p text:style-name="P8">{</text:p>
      <text:p text:style-name="P8"><text:s text:c="4"/>char password[20];</text:p>
      <text:p text:style-name="P8"><text:s text:c="4"/>cout&lt;&lt;"Enter a strong password of over 6 characters using minimun one capital letter,digit and special character : ";</text:p>
      <text:p text:style-name="P8"><text:s text:c="4"/>fgets(password,20,stdin);</text:p>
      <text:p text:style-name="P8"/>
      <text:p text:style-name="P8"><text:s text:c="4"/>int i,len,caps=0,digit=0,special=0;</text:p>
      <text:p text:style-name="P8"><text:s text:c="4"/>char c;</text:p>
      <text:p text:style-name="P8"><text:s text:c="4"/>len=strlen(password);</text:p>
      <text:p text:style-name="P8"/>
      <text:p text:style-name="P8"><text:s text:c="4"/>try</text:p>
      <text:p text:style-name="P8"><text:s text:c="4"/>{</text:p>
      <text:p text:style-name="P8"><text:s text:c="8"/>if(len&lt;6)</text:p>
      <text:p text:style-name="P8"><text:s text:c="12"/>throw"Password can't be less than 6 characters";</text:p>
      <text:p text:style-name="P8"><text:s text:c="8"/>else</text:p>
      <text:p text:style-name="P8"><text:s text:c="12"/>for(i=0;i&lt;len-1;i++)</text:p>
      <text:p text:style-name="P8"><text:s text:c="12"/>{</text:p>
      <text:p text:style-name="P8"><text:s text:c="16"/>c=password[i];</text:p>
      <text:p text:style-name="P8"><text:s text:c="20"/>if(c&gt;='A' &amp;&amp; c&lt;='Z')</text:p>
      <text:p text:style-name="P8"><text:s text:c="24"/>caps=1; <text:s text:c="3"/></text:p>
      <text:p text:style-name="P8"><text:s text:c="20"/>if(c&gt;='0' &amp;&amp; c&lt;='9')</text:p>
      <text:p text:style-name="P8"><text:s text:c="24"/>digit=1;</text:p>
      <text:p text:style-name="P8"><text:s text:c="20"/>if(int(c)&gt;=33 &amp;&amp; int(c)&lt;=47)</text:p>
      <text:p text:style-name="P8"><text:s text:c="24"/>special=1;</text:p>
      <text:p text:style-name="P8"><text:s text:c="12"/>}</text:p>
      <text:p text:style-name="P8"><text:s text:c="12"/>if(caps==0)</text:p>
      <text:p text:style-name="P8"><text:s text:c="16"/>throw"No capital letters used in password";</text:p>
      <text:p text:style-name="P8"><text:soft-page-break/><text:s text:c="12"/>if(digit==0)</text:p>
      <text:p text:style-name="P8"><text:s text:c="16"/>throw"No digits used in password ";</text:p>
      <text:p text:style-name="P8"><text:s text:c="12"/>if(special==0)</text:p>
      <text:p text:style-name="P8"><text:s text:c="16"/>throw"No special characters used in password"; </text:p>
      <text:p text:style-name="P8"><text:s text:c="12"/>cout&lt;&lt;"Password Successfully Accepted"&lt;&lt;endl; <text:s text:c="16"/></text:p>
      <text:p text:style-name="P8"><text:s text:c="4"/>}</text:p>
      <text:p text:style-name="P8"><text:s text:c="4"/>catch(const char* msg)</text:p>
      <text:p text:style-name="P8"><text:s text:c="4"/>{</text:p>
      <text:p text:style-name="P8"><text:s text:c="8"/>cout&lt;&lt;msg&lt;&lt;endl;</text:p>
      <text:p text:style-name="P8"><text:s text:c="4"/>}</text:p>
      <text:p text:style-name="P8"><text:s text:c="4"/>return 0;</text:p>
      <text:p text:style-name="P8">}</text:p>
      <text:p text:style-name="P8"/>
      <text:p text:style-name="P9">9)#include &lt;iostream&gt;</text:p>
      <text:p text:style-name="P9">#include &lt;string&gt;</text:p>
      <text:p text:style-name="P9">using namespace std;</text:p>
      <text:p text:style-name="P9"/>
      <text:p text:style-name="P9">int main() </text:p>
      <text:p text:style-name="P9">{</text:p>
      <text:p text:style-name="P9"><text:s text:c="4"/>string email;</text:p>
      <text:p text:style-name="P9"><text:s text:c="4"/>cout &lt;&lt; "Enter your Gmail ID: ";</text:p>
      <text:p text:style-name="P9"><text:s text:c="4"/>cin &gt;&gt; email;</text:p>
      <text:p text:style-name="P9"><text:s text:c="4"/>try </text:p>
      <text:p text:style-name="P9"><text:s text:c="4"/>{</text:p>
      <text:p text:style-name="P9"><text:s text:c="8"/>if (email.find('@') == string::npos)</text:p>
      <text:p text:style-name="P9"><text:s text:c="12"/>throw "No @ sign in Gmail Id";</text:p>
      <text:p text:style-name="P9"><text:s text:c="8"/>if(email.find("gmail.com") == string::npos)</text:p>
      <text:p text:style-name="P9"><text:s text:c="12"/>throw"No 'gmail.com' in Gmail Id.";</text:p>
      <text:p text:style-name="P9"><text:s text:c="8"/>cout &lt;&lt; "Gmail ID successfully accepted." &lt;&lt; endl;</text:p>
      <text:p text:style-name="P9"><text:s text:c="4"/>}</text:p>
      <text:p text:style-name="P9"><text:s text:c="4"/>catch (const char* msg) </text:p>
      <text:p text:style-name="P9"><text:s text:c="4"/>{</text:p>
      <text:p text:style-name="P9"><text:s text:c="8"/>cout &lt;&lt; msg &lt;&lt; endl;</text:p>
      <text:p text:style-name="P9"><text:s text:c="4"/>}</text:p>
      <text:p text:style-name="P9"><text:s text:c="4"/>return 0;</text:p>
      <text:p text:style-name="P9">}</text:p>
      <text:p text:style-name="P9"/>
      <text:p text:style-name="P10">10)#include&lt;iostream&gt;</text:p>
      <text:p text:style-name="P10">#include&lt;cstring&gt;</text:p>
      <text:p text:style-name="P10">using namespace std;</text:p>
      <text:p text:style-name="P10"/>
      <text:p text:style-name="P10">int main()</text:p>
      <text:p text:style-name="P10">{</text:p>
      <text:p text:style-name="P10"><text:s text:c="4"/>char nickname[10];</text:p>
      <text:p text:style-name="P10"><text:soft-page-break/><text:s text:c="4"/>cout&lt;&lt;"Enter a nickname less than 8 characters using a digit ,special symbol and space : ";</text:p>
      <text:p text:style-name="P10"><text:s text:c="4"/>fgets(nickname,10,stdin);</text:p>
      <text:p text:style-name="P10"/>
      <text:p text:style-name="P10"><text:s text:c="4"/>int i,len,digit=0,special=0,space=0;</text:p>
      <text:p text:style-name="P10"><text:s text:c="4"/>char c;</text:p>
      <text:p text:style-name="P10"><text:s text:c="4"/>len=strlen(nickname);</text:p>
      <text:p text:style-name="P10"/>
      <text:p text:style-name="P10"><text:s text:c="4"/>try</text:p>
      <text:p text:style-name="P10"><text:s text:c="4"/>{</text:p>
      <text:p text:style-name="P10"><text:s text:c="8"/>if(len&gt;8)</text:p>
      <text:p text:style-name="P10"><text:s text:c="12"/>throw"Nickname should be less than 8 characters";</text:p>
      <text:p text:style-name="P10"><text:s text:c="8"/>else</text:p>
      <text:p text:style-name="P10"><text:s text:c="12"/>for(i=0;i&lt;len-1;i++)</text:p>
      <text:p text:style-name="P10"><text:s text:c="12"/>{</text:p>
      <text:p text:style-name="P10"><text:s text:c="16"/>c=nickname[i]; <text:s/></text:p>
      <text:p text:style-name="P10"><text:s text:c="16"/>if(c&gt;='0' &amp;&amp; c&lt;='9')</text:p>
      <text:p text:style-name="P10"><text:s text:c="20"/>digit=1;</text:p>
      <text:p text:style-name="P10"><text:s text:c="16"/>if(int(c)&gt;=33 &amp;&amp; int(c)&lt;=47)</text:p>
      <text:p text:style-name="P10"><text:s text:c="20"/>special=1;</text:p>
      <text:p text:style-name="P10"><text:s text:c="16"/>if(int(c)==32)</text:p>
      <text:p text:style-name="P10"><text:s text:c="20"/>space=1;</text:p>
      <text:p text:style-name="P10"><text:s text:c="12"/>}</text:p>
      <text:p text:style-name="P10"><text:s text:c="12"/>if(digit==0)</text:p>
      <text:p text:style-name="P10"><text:s text:c="16"/>throw"No digits used in nickname";</text:p>
      <text:p text:style-name="P10"><text:s text:c="12"/>if(special==0)</text:p>
      <text:p text:style-name="P10"><text:s text:c="16"/>throw"No special characters used in nickname";</text:p>
      <text:p text:style-name="P10"><text:s text:c="12"/>if(space==0)</text:p>
      <text:p text:style-name="P10"><text:s text:c="16"/>throw"No spaces used in nickname"; </text:p>
      <text:p text:style-name="P10"><text:s text:c="12"/>cout&lt;&lt;"Password Successfully Accepted"&lt;&lt;endl; <text:s text:c="16"/></text:p>
      <text:p text:style-name="P10"><text:s text:c="4"/>}</text:p>
      <text:p text:style-name="P10"><text:s text:c="4"/>catch(const char* msg)</text:p>
      <text:p text:style-name="P10"><text:s text:c="4"/>{</text:p>
      <text:p text:style-name="P10"><text:s text:c="8"/>cout&lt;&lt;msg&lt;&lt;endl;</text:p>
      <text:p text:style-name="P10"><text:s text:c="4"/>}</text:p>
      <text:p text:style-name="P10"><text:s text:c="4"/>return 0;</text:p>
      <text:p text:style-name="P10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20:31:38.080469539</meta:creation-date>
    <dc:date>2023-05-22T14:24:43.061311311</dc:date>
    <meta:editing-duration>PT58M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7" meta:paragraph-count="279" meta:word-count="574" meta:character-count="5880" meta:non-whitespace-character-count="3810"/>
  </office:meta>
</office:document-meta>
</file>